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86ba0" officeooo:paragraph-rsid="00186ba0" style:font-size-asian="15.75pt" style:font-size-complex="18pt"/>
    </style:style>
    <style:style style:name="P2" style:family="paragraph" style:parent-style-name="Standard">
      <style:paragraph-properties fo:text-align="start" style:justify-single-word="false"/>
      <style:text-properties fo:font-size="12pt" officeooo:rsid="00186ba0" officeooo:paragraph-rsid="00186ba0" style:font-size-asian="10.5pt" style:font-size-complex="12pt"/>
    </style:style>
    <style:style style:name="P3" style:family="paragraph" style:parent-style-name="Standard">
      <style:paragraph-properties fo:text-align="center" style:justify-single-word="false"/>
      <style:text-properties fo:color="#ff0000" fo:font-size="18pt" style:text-underline-style="solid" style:text-underline-width="auto" style:text-underline-color="font-color" fo:font-weight="bold" officeooo:rsid="00186ba0" officeooo:paragraph-rsid="00186ba0" style:font-size-asian="15.75pt" style:font-weight-asian="bold" style:font-size-complex="18pt" style:font-weight-complex="bold"/>
    </style:style>
    <style:style style:name="P4" style:family="paragraph" style:parent-style-name="Standard">
      <style:paragraph-properties fo:text-align="start" style:justify-single-word="false"/>
      <style:text-properties fo:color="#009900" fo:font-size="12pt" style:text-underline-style="solid" style:text-underline-width="auto" style:text-underline-color="font-color" officeooo:rsid="00186ba0" officeooo:paragraph-rsid="00186ba0" style:font-size-asian="10.5pt" style:font-size-complex="12pt"/>
    </style:style>
    <style:style style:name="P5" style:family="paragraph" style:parent-style-name="Standard">
      <style:paragraph-properties fo:text-align="start" style:justify-single-word="false"/>
      <style:text-properties style:use-window-font-color="true" fo:font-size="12pt" style:text-underline-style="none" officeooo:rsid="001d313d" officeooo:paragraph-rsid="001d313d" style:font-size-asian="10.5pt" style:font-size-complex="12pt"/>
    </style:style>
    <style:style style:name="P6" style:family="paragraph" style:parent-style-name="Standard">
      <style:paragraph-properties fo:text-align="end" style:justify-single-word="false"/>
      <style:text-properties style:use-window-font-color="true" fo:font-size="12pt" style:text-underline-style="none" fo:font-weight="normal" officeooo:rsid="00186ba0" officeooo:paragraph-rsid="00186ba0" style:font-size-asian="10.5pt" style:font-weight-asian="normal" style:font-size-complex="12pt" style:font-weight-complex="normal"/>
    </style:style>
    <style:style style:name="P7" style:family="paragraph" style:parent-style-name="Standard">
      <style:paragraph-properties fo:text-align="end" style:justify-single-word="false"/>
      <style:text-properties style:use-window-font-color="true" fo:font-size="12pt" style:text-underline-style="none" fo:font-weight="normal" officeooo:rsid="001d313d" officeooo:paragraph-rsid="001d313d"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size="12pt" officeooo:rsid="001f17d5" officeooo:paragraph-rsid="001f17d5" style:font-size-asian="10.5pt" style:font-size-complex="12pt"/>
    </style:style>
    <style:style style:name="P9" style:family="paragraph" style:parent-style-name="Standard">
      <style:paragraph-properties fo:text-align="start" style:justify-single-word="false"/>
      <style:text-properties fo:font-size="12pt" officeooo:rsid="001f17d5" officeooo:paragraph-rsid="001f17d5" style:font-size-asian="10.5pt" style:font-size-complex="12pt"/>
    </style:style>
    <style:style style:name="P10" style:family="paragraph" style:parent-style-name="Standard">
      <style:paragraph-properties fo:text-align="start" style:justify-single-word="false"/>
      <style:text-properties style:use-window-font-color="true" fo:font-size="12pt" style:text-underline-style="none" officeooo:rsid="001d313d" officeooo:paragraph-rsid="001d313d" style:font-size-asian="10.5pt" style:font-size-complex="12pt"/>
    </style:style>
    <style:style style:name="P11"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officeooo:rsid="00220a8f" officeooo:paragraph-rsid="00220a8f" style:font-size-asian="10.5pt" style:font-weight-asian="bold" style:font-size-complex="12pt" style:font-weight-complex="bold"/>
    </style:style>
    <style:style style:name="P12" style:family="paragraph" style:parent-style-name="Standard">
      <style:paragraph-properties fo:text-align="start" style:justify-single-word="false"/>
      <style:text-properties officeooo:paragraph-rsid="00220a8f"/>
    </style:style>
    <style:style style:name="T1" style:family="text">
      <style:text-properties fo:font-weight="bold" style:font-weight-asian="bold" style:font-weight-complex="bold"/>
    </style:style>
    <style:style style:name="T2" style:family="text">
      <style:text-properties officeooo:rsid="001d6a7a"/>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6820c" style:font-weight-asian="normal" style:font-weight-complex="normal"/>
    </style:style>
    <style:style style:name="T5" style:family="text">
      <style:text-properties style:use-window-font-color="true" fo:font-size="12pt" style:text-underline-style="none" fo:font-weight="normal" officeooo:rsid="00220a8f" style:font-size-asian="10.5pt" style:font-weight-asian="normal" style:font-size-complex="12pt" style:font-weight-complex="normal"/>
    </style:style>
    <style:style style:name="T6" style:family="text">
      <style:text-properties officeooo:rsid="0023d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Sprint <text:span text:style-name="T2">D</text:span></text:p>
      <text:p text:style-name="P3"/>
      <text:p text:style-name="P3"/>
      <text:p text:style-name="P6">*********************************************</text:p>
      <text:p text:style-name="P7"><text:span text:style-name="T1">CODE SOURCE :</text:span> <text:a xlink:type="simple" xlink:href="https://github.com/Poirault/IPI2.git" text:style-name="Internet_20_link" text:visited-style-name="Visited_20_Internet_20_Link">https://github.com/Poirault/IPI2.git</text:a></text:p>
      <text:p text:style-name="P7">*********************************************</text:p>
      <text:p text:style-name="P1"/>
      <text:p text:style-name="P4">I-Programmation</text:p>
      <text:p text:style-name="P2"/>
      <text:p text:style-name="P9">La SDL a plutôt bien fonctionné depuis le début, nous avions seulement quelques petits problèmes que nous résolvions en faisant plusieurs essais : dont le choix de la taille du jeu par exemple, puisque les chiffres se superposaient les uns sur les autres. Il fallait juste insérer une fonction propre à la SDL qui "refresh" l'image. On a eu aussi quelque problèmes pour les icônes, du fait du choix de notre fond noir, avec les droits d'auteurs, on a aussi dû les retoucher avec paint afin de rendre le visuel le plus beau possible.</text:p>
      <text:p text:style-name="P9"/>
      <text:p text:style-name="P9">Nous n'avons pas eu le temps d'implémenter le solveur sur le SDL puisque Léo a eu un problème avec son ordinateur, mais avec un jour de plus nous aurions pu l'insérer.</text:p>
      <text:p text:style-name="P9"/>
      <text:p text:style-name="P8">Pour la réalisation du solveur, on a voulu créer un solveur réalisant un compromis entre efficacité et poids du programme : Le solveur doit donner une solution avec un minimum de coup tout en restant exécutable pour un nombre assez élevé de cases (24x24 par exemple). De toutes les possibilités essayés (utilisation des composantes connexes, l’aléatoire, étude mathématique du jeu pour trouver directement la bonne solution) seule l’option « d’étudier les coups » d’après était acceptable (en fonction de nos capacités en codage et en « poids » de l’algorithme). <text:line-break/>Ainsi pour commencer on a réaliser un solveur qui choisissait tout simplement la couleur qui ajoute le plus de cases à la composante connexes. Ce solveur était presque tout le temps satisfaisant (selon notre critère : taille x 1.7), cependant cela ne sous satisfaisait pas, donc on a décidé de l’améliorer en regardant ce que le coup suivant donnerai. Cela nous a permis d’avoir de très bon résultat avec un code restant suffisamment léger pour être exécuter pour les tailles souhaitées.</text:p>
      <text:p text:style-name="P2"/>
      <text:p text:style-name="P2"/>
      <text:p text:style-name="P2"/>
      <text:p text:style-name="P4">II-Répartition du travail</text:p>
      <text:p text:style-name="P4"/>
      <text:p text:style-name="P5">Désignation du référent : <text:span text:style-name="T2">Léo</text:span> (qui réparti les taĉhes)</text:p>
      <text:p text:style-name="P5"/>
      <text:p text:style-name="P5">-Kevin : <text:span text:style-name="T2">SDL, rapport, README, commentaire doxygen, valgrind</text:span></text:p>
      <text:p text:style-name="P5">-Vartan : <text:span text:style-name="T2">SDL</text:span> </text:p>
      <text:p text:style-name="P5">-Léo : <text:span text:style-name="T2">Solveur optimisé</text:span></text:p>
      <text:p text:style-name="P5">-Romuald : <text:span text:style-name="T6">gant, plan de charge</text:span></text:p>
      <text:p text:style-name="P5"/>
      <text:p text:style-name="P5"/>
      <text:p text:style-name="P5"/>
      <text:p text:style-name="P11"><text:soft-page-break/>PS :<text:span text:style-name="T3"> </text:span></text:p>
      <text:p text:style-name="P11"><text:span text:style-name="T3"/></text:p>
      <text:p text:style-name="P11"><text:span text:style-name="T3">-Vous trouverez deux livrables pour ce sprint, celui de Kevin BIZIEN, qui a le jeu « fini », il manque juste le solveur optimisé. Et celui de Léo, qui a un solveur optimisé, donnant la meilleure solution en un temps très correct </text:span><text:span text:style-name="T4">et un solveur lourd.</text:span></text:p>
      <text:p text:style-name="P11"><text:span text:style-name="T3"/></text:p>
      <text:p text:style-name="P12"><text:span text:style-name="T5">-</text:span><text:span text:style-name="T3">Si notre interface graphique, le fonctionnement du jeu et sa fluidité vous convient, nous vous invitons autour de quelques verrines et rafraîchissement afin d'en discuter plus approfondissement et de réfléchir à un logo</text:span><text:span text:style-name="T5">.</text:span></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21:00:34.148825096</meta:creation-date>
    <dc:date>2017-05-15T12:43:50.318457162</dc:date>
    <meta:editing-duration>PT1H23M57S</meta:editing-duration>
    <meta:editing-cycles>9</meta:editing-cycles>
    <meta:generator>LibreOffice/5.1.6.2$Linux_X86_64 LibreOffice_project/10m0$Build-2</meta:generator>
    <meta:document-statistic meta:table-count="0" meta:image-count="0" meta:object-count="0" meta:page-count="2" meta:paragraph-count="17" meta:word-count="420" meta:character-count="2603" meta:non-whitespace-character-count="2197"/>
  </office:meta>
</office:document-meta>
</file>